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GB"/>
    </style:style>
    <style:style style:name="P2" style:family="paragraph" style:parent-style-name="Heading_20_1">
      <style:text-properties fo:language="en" fo:country="GB"/>
    </style:style>
    <style:style style:name="P3" style:family="paragraph" style:parent-style-name="Heading_20_2">
      <style:text-properties fo:language="en" fo:country="GB"/>
    </style:style>
    <style:style style:name="P4" style:family="paragraph" style:parent-style-name="Text_20_body">
      <style:text-properties fo:language="en" fo:country="GB" officeooo:paragraph-rsid="000c68b3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 style:list-style-name="L1">
      <style:text-properties fo:language="en" fo:country="GB" officeooo:rsid="000c68b3" officeooo:paragraph-rsid="000c68b3"/>
    </style:style>
    <style:style style:name="P7" style:family="paragraph" style:parent-style-name="Text_20_body">
      <style:text-properties fo:language="en" fo:country="GB" officeooo:rsid="000c68b3" officeooo:paragraph-rsid="000c68b3"/>
    </style:style>
    <style:style style:name="P8" style:family="paragraph"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d7"/>
    </style:style>
    <style:style style:name="P12" style:family="paragraph">
      <loext:graphic-properties draw:fill="solid" draw:fill-color="#666666"/>
    </style:style>
    <style:style style:name="T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urier New" fo:font-size="20pt" fo:font-weight="bold" style:font-name-asian="NSimSun" style:font-size-asian="20pt" style:font-weight-asian="bold" style:font-name-complex="Lucida Sans1" style:font-size-complex="20pt" style:font-weight-complex="bold"/>
    </style:style>
    <style:style style:name="T3" style:family="text">
      <style:text-properties style:text-position="-8% 58%" style:font-name="Courier New" fo:font-size="20pt" fo:font-weight="bold" style:font-name-asian="NSimSun" style:font-size-asian="20pt" style:font-weight-asian="bold" style:font-name-complex="Lucida Sans1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justify" draw:textarea-vertical-align="middle" draw:auto-grow-height="false" fo:min-height="1.249cm" fo:min-width="1.251cm" style:writing-mode="lr-tb" loext:decorative="false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vertical-align="middle" draw:auto-grow-height="false" fo:min-height="1.159cm" fo:min-width="1.374cm" loext:decorative="false"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1.436cm" fo:min-width="0.757cm" loext:decorative="false"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vertical-align="middle" draw:auto-grow-height="false" fo:min-height="1.311cm" fo:min-width="1.252cm" loext:decorative="false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946cm" fo:min-width="0.376cm" loext:decorative="false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013cm" fo:min-width="0.376cm" loext:decorative="false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468cm" fo:min-width="0.376cm" loext:decorative="false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color="#000000" draw:fill="solid" draw:fill-color="#ffffd7" draw:textarea-horizontal-align="justify" draw:textarea-vertical-align="middle" draw:auto-grow-height="false" fo:min-height="4.572cm" fo:min-width="2.252cm" loext:decorative="false" style:run-through="foreground" style:vertical-pos="from-top" style:vertical-rel="paragraph" style:horizontal-pos="from-left" style:horizontal-rel="paragraph"/>
    </style:style>
    <style:style style:name="gr9" style:family="graphic">
      <style:graphic-properties svg:stroke-color="#000000" draw:fill="solid" draw:fill-color="#666666" draw:textarea-horizontal-align="justify" draw:textarea-vertical-align="middle" draw:auto-grow-height="false" fo:min-height="2.346cm" fo:min-width="3.253cm" loext:decorative="fals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custom-shape text:anchor-type="paragraph" draw:z-index="0" draw:name="Form 2" draw:style-name="gr9" draw:text-style-name="P12" svg:width="3.252cm" svg:height="3.753cm" svg:x="5.872cm" svg:y="8.24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name="Form 1" draw:style-name="gr8" draw:text-style-name="P11" svg:width="2.251cm" svg:height="5.252cm" svg:x="6.371cm" svg:y="3.5cm"><text:p/><draw:enhanced-geometry svg:viewBox="0 0 88 21600" draw:glue-points="44 ?f6 44 0 0 10800 44 21600 88 10800" draw:text-areas="0 ?f6 88 ?f3" draw:type="can" draw:modifiers="1864.0698455339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" draw:name="Form 4" draw:style-name="gr6" svg:width="0.75cm" svg:height="2.299cm" draw:transform="skewX (0.785398163397448) rotate (-0.261799387799149) translate (12.4371805555556cm 6.43113888888889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 5" draw:style-name="gr5" svg:width="0.75cm" svg:height="2.222cm" draw:transform="skewX (0.654498469497874) rotate (-1.5707963267949) translate (12.1690694444444cm 9.50030555555555cm)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Form 7" draw:style-name="gr1" draw:text-style-name="P9" svg:width="1.251cm" svg:height="1.25cm" svg:x="11.121cm" svg:y="6.251cm"><text:p text:style-name="P8"><text:span text:style-name="T1">Y</text:span></text:p><draw:enhanced-geometry svg:viewBox="0 0 21600 21600" draw:type="rectangle" draw:enhanced-path="M 0 0 L 21600 0 21600 21600 0 21600 0 0 Z N"/></draw:custom-shape><draw:custom-shape text:anchor-type="paragraph" draw:z-index="7" draw:name="Form 8" draw:style-name="gr1" draw:text-style-name="P9" svg:width="1.251cm" svg:height="1.25cm" svg:x="11.372cm" svg:y="8.5cm"><text:p text:style-name="P8"><text:span text:style-name="T1">X</text:span></text:p><draw:enhanced-geometry svg:viewBox="0 0 21600 21600" draw:type="rectangle" draw:enhanced-path="M 0 0 L 21600 0 21600 21600 0 21600 0 0 Z N"/></draw:custom-shape><draw:custom-shape text:anchor-type="paragraph" draw:z-index="8" draw:name="Form 9" draw:style-name="gr4" draw:text-style-name="P10" svg:width="1.251cm" svg:height="1.31cm" draw:transform="skewX (-0.512952267161133) rotate (-0.512777734235934) translate (12.2819583333333cm 5.49980555555556cm)"><text:p/><draw:enhanced-geometry svg:viewBox="0 0 21600 21600" draw:mirror-horizontal="false" draw:mirror-vertical="false" draw:text-areas="0 0 21600 21600" draw:type="circular-arrow" draw:modifiers="-177.688881717188 -24.1185152063961 8999.7424281419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" draw:name="Form 10" draw:style-name="gr1" draw:text-style-name="P9" svg:width="1.251cm" svg:height="1.25cm" svg:x="13.122cm" svg:y="5.001cm"><text:p text:style-name="P8"><text:span text:style-name="T1">+</text:span><text:span text:style-name="T2">ω</text:span><text:span text:style-name="T3">Y</text:span></text:p><draw:enhanced-geometry svg:viewBox="0 0 21600 21600" draw:type="rectangle" draw:enhanced-path="M 0 0 L 21600 0 21600 21600 0 21600 0 0 Z N"/></draw:custom-shape><draw:custom-shape text:anchor-type="paragraph" draw:z-index="12" draw:name="Form 13" draw:style-name="gr2" draw:text-style-name="P10" svg:width="1.373cm" svg:height="1.158cm" draw:transform="skewX (-0.690452252088957) rotate (-0.689754120388159) translate (11.9979722222222cm 9.12636111111111cm)"><text:p/><draw:enhanced-geometry svg:viewBox="0 0 21600 21600" draw:mirror-horizontal="true" draw:mirror-vertical="false" draw:text-areas="0 0 21600 21600" draw:type="circular-arrow" draw:modifiers="-177.688881717188 -24.1185152063961 8999.74242814199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3" draw:name="Form 14" draw:style-name="gr1" draw:text-style-name="P9" svg:width="1.251cm" svg:height="1.25cm" svg:x="12.622cm" svg:y="9.749cm"><text:p text:style-name="P8"><text:span text:style-name="T1">+</text:span><text:span text:style-name="T2">ω</text:span><text:span text:style-name="T3">X</text:span></text:p><draw:enhanced-geometry svg:viewBox="0 0 21600 21600" draw:type="rectangle" draw:enhanced-path="M 0 0 L 21600 0 21600 21600 0 21600 0 0 Z N"/></draw:custom-shape>NeoPixelLamp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2" draw:name="Form 3" draw:style-name="gr7" svg:width="0.75cm" svg:height="2.818cm" draw:transform="skewX (0.522726110972302) rotate (0.522726110972302) translate (9.62201388888889cm 0.557388888888889cm)"><text:p/><draw:enhanced-geometry svg:viewBox="0 0 21600 21600" draw:text-areas="?f0 ?f7 ?f2 21600" draw:mirror-vertical="tru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><draw:custom-shape text:anchor-type="paragraph" draw:z-index="5" draw:name="Form 6" draw:style-name="gr1" draw:text-style-name="P9" svg:width="1.251cm" svg:height="1.25cm" svg:x="9.622cm" svg:y="-0.175cm"><text:p text:style-name="P8"><text:span text:style-name="T1">Z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10" draw:name="Form 11" draw:style-name="gr3" draw:text-style-name="P10" svg:width="0.756cm" svg:height="1.435cm" draw:transform="skewX (0.135612082879959) rotate (-0.881391272257136) translate (10.3928333333333cm 0.211666666666667cm)"><text:p/><draw:enhanced-geometry svg:viewBox="0 0 21600 21600" draw:mirror-horizontal="true" draw:mirror-vertical="false" draw:text-areas="0 0 21600 21600" draw:type="circular-arrow" draw:modifiers="128.770079961287 -42.7021835789897 8255.85215603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1" draw:name="Form 12" draw:style-name="gr1" draw:text-style-name="P9" svg:width="1.251cm" svg:height="1.25cm" svg:x="9.622cm" svg:y="0.462cm"><text:p text:style-name="P8"><text:span text:style-name="T1">+</text:span><text:span text:style-name="T2">ω</text:span><text:span text:style-name="T3">Z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4T23:30:02.833000000</meta:creation-date>
    <dc:date>2024-01-19T20:13:41.306000000</dc:date>
    <meta:editing-duration>P2DT17M27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